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1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1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2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paragraph-properties fo:padding="0cm" fo:border="none" style:shadow="none"/>
      <style:text-properties style:font-name="Arial1" fo:font-size="10.5pt" fo:font-weight="bold" officeooo:paragraph-rsid="003aede2" style:font-size-asian="10.5pt" style:font-weight-asian="bold" style:font-size-complex="10.5pt" style:font-weight-complex="bold"/>
    </style:style>
    <style:style style:name="P6" style:family="paragraph" style:parent-style-name="UrbanBody">
      <style:text-properties style:font-name="Arial1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1" fo:font-size="10.5pt" officeooo:rsid="001dc90b" officeooo:paragraph-rsid="0032056c" style:font-size-asian="10.5pt" style:font-size-complex="10.5pt"/>
    </style:style>
    <style:style style:name="P8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9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1" fo:font-size="9pt" fo:font-weight="normal" officeooo:paragraph-rsid="002eb795" style:font-size-asian="9pt" style:font-weight-asian="normal" style:font-size-complex="9pt" style:font-weight-complex="normal"/>
    </style:style>
    <style:style style:name="P12" style:family="paragraph" style:parent-style-name="UrbanTitle">
      <style:text-properties style:font-name="Arial1" fo:font-size="14pt" style:font-size-asian="14pt" style:font-size-complex="14pt"/>
    </style:style>
    <style:style style:name="P13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871f1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491da"/>
    </style:style>
    <style:style style:name="T12" style:family="text">
      <style:text-properties officeooo:rsid="00390c84"/>
    </style:style>
    <style:style style:name="T13" style:family="text">
      <style:text-properties officeooo:rsid="00429379"/>
    </style:style>
    <style:style style:name="T14" style:family="text">
      <style:text-properties officeooo:rsid="004368d8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4"><text:span text:style-name="T15">do text</text:span></text:p><text:p text:style-name="P14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9">VILLE</text:span></text:p><text:p text:style-name="P3">ADRESSE</text:p><text:p text:style-name="P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2">Transmis <text:span text:style-name="T12">d'une demande de permis unique</text:span></text:p>
      <text:p text:style-name="P13"/>
      <text:p text:style-name="P10"/>
      <text:p text:style-name="P11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5"><text:span text:style-name="T5"><office:annotation><dc:creator>Gauthier Bastien</dc:creator><dc:date>2011-01-13T14:56:41</dc:date><text:p text:style-name="P14"><text:span text:style-name="T15">do text</text:span></text:p><text:p text:style-name="P14"><text:span text:style-name="T15">from document(at=reference, format='odt')</text:span></text:p></office:annotation></text:span><text:span text:style-name="T5">Import depuis reference.odt</text:span></text:p>
      <text:p text:style-name="P9"/>
      <text:p text:style-name="P6"><office:annotation><dc:creator>Gauthier Bastien</dc:creator><dc:date>2011-02-16T16:12:24</dc:date><text:p text:style-name="P14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UrbanBody"><text:span text:style-name="T11">Monsieur le Fonctionnaire technique</text:span>,</text:p>
      <text:p text:style-name="P6"/>
      <text:p text:style-name="P8">Conformément au prescrit <text:span text:style-name="T7">du Code de l'Environnement</text:span>, nous vous prions de trouver, sous ce pli, <text:span text:style-name="T14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6"/>
      <text:p text:style-name="P6"><office:annotation><dc:creator>Gauthier Bastien</dc:creator><dc:date>2011-03-23T11:30:12</dc:date><text:p text:style-name="P14"><text:span text:style-name="T15">do text if self.getIsInSubdivision()</text:span></text:p></office:annotation>Cette parcelle <text:span text:style-name="T4">est</text:span> située dans un <text:span text:style-name="T8">permis d’urbanisation</text:span>.</text:p>
      <text:p text:style-name="P6"><office:annotation><dc:creator>Gauthier Bastien</dc:creator><dc:date>2011-03-23T11:43:01</dc:date><text:p text:style-name="P14"><text:span text:style-name="T16">do text if not self.getIsInSubdivision()</text:span></text:p></office:annotation>Cette parcelle <text:span text:style-name="T4">n'est pas</text:span> située dans un <text:span text:style-name="T8">permis d’urbanisation</text:span>.</text:p>
      <text:p text:style-name="P6"/>
      <text:p text:style-name="P6">Nous vous en souhaitons bonne réception et nous vous prions d'agréer, <text:span text:style-name="T13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4"><text:span text:style-name="T15">do text</text:span></text:p><text:p text:style-name="P14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0:23.161667947</dc:date>
    <dc:language>fr-FR</dc:language>
    <meta:editing-cycles>123</meta:editing-cycles>
    <meta:editing-duration>P1DT9H21M24S</meta:editing-duration>
    <dc:creator>bleybaert</dc:creator>
    <meta:document-statistic meta:table-count="0" meta:image-count="0" meta:object-count="0" meta:page-count="1" meta:paragraph-count="18" meta:word-count="147" meta:character-count="1156" meta:non-whitespace-character-count="1051"/>
    <meta:user-defined meta:name="Info 1"/>
    <meta:user-defined meta:name="Info 2"/>
    <meta:user-defined meta:name="Info 3"/>
    <meta:user-defined meta:name="Info 4"/>
  </office:meta>
</office:document-meta>
</file>